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4a58" officeooo:paragraph-rsid="001e4a58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1e4a58" officeooo:paragraph-rsid="001e4a58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1pt" officeooo:rsid="001e4a58" officeooo:paragraph-rsid="001e4a58" style:font-size-asian="11pt" style:font-size-complex="11pt"/>
    </style:style>
    <style:style style:name="P4" style:family="paragraph" style:parent-style-name="Standard">
      <style:text-properties fo:font-size="11pt" officeooo:rsid="001fde41" officeooo:paragraph-rsid="001fde41" style:font-size-asian="11pt" style:font-size-complex="11pt"/>
    </style:style>
    <style:style style:name="P5" style:family="paragraph" style:parent-style-name="Standard">
      <style:text-properties fo:font-size="11pt" style:text-underline-style="none" fo:font-weight="normal" officeooo:rsid="001e4a58" officeooo:paragraph-rsid="00217ac0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11pt" style:text-underline-style="none" fo:font-weight="normal" officeooo:rsid="00217ac0" officeooo:paragraph-rsid="00217ac0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officeooo:rsid="002123bf" officeooo:paragraph-rsid="002123bf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202122" fo:letter-spacing="normal"/>
    </style:style>
    <style:style style:name="T2" style:family="text">
      <style:text-properties fo:font-variant="normal" fo:text-transform="none" fo:color="#202122" fo:letter-spacing="normal" officeooo:rsid="00217ac0"/>
    </style:style>
    <style:style style:name="T3" style:family="text">
      <style:text-properties officeooo:rsid="001fde41"/>
    </style:style>
    <style:style style:name="T4" style:family="text">
      <style:text-properties style:text-underline-style="solid" style:text-underline-width="auto" style:text-underline-color="font-color" officeooo:rsid="001fde41"/>
    </style:style>
    <style:style style:name="T5" style:family="text">
      <style:text-properties officeooo:rsid="00217a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mpt Functions:</text:p>
      <text:p text:style-name="P1"/>
      <text:p text:style-name="P3"><text:span text:style-name="T1">–</text:span> <text:span text:style-name="T3">The 'prompt' function allows for a user in input a value in JavaScript, </text:span><text:span text:style-name="T4">similar to the 'scanner' function in Java</text:span><text:span text:style-name="T3">. The syntax is:</text:span></text:p>
      <text:p text:style-name="P3"/>
      <text:p text:style-name="P4">let userInput;</text:p>
      <text:p text:style-name="P4">userInput = prompt();</text:p>
      <text:p text:style-name="P1"/>
      <text:p text:style-name="P2">Code Examples:</text:p>
      <text:p text:style-name="P2"/>
      <text:p text:style-name="P7">User Name Code:</text:p>
      <text:p text:style-name="P7"/>
      <text:p text:style-name="P6"><text:span text:style-name="T1">let name;</text:span></text:p>
      <text:p text:style-name="P6"><text:span text:style-name="T1">name = prompt('Please enter your name: ');</text:span></text:p>
      <text:p text:style-name="P6"><text:span text:style-name="T1">console.log(name + 'is a stupid name!');</text:span></text:p>
      <text:p text:style-name="P7"/>
      <text:p text:style-name="P7">Explanation:</text:p>
      <text:p text:style-name="P7"/>
      <text:p text:style-name="P5"><text:span text:style-name="T1">–</text:span> <text:span text:style-name="T5">Line #1 creates the variable 'name'.</text:span></text:p>
      <text:p text:style-name="P5"><text:span text:style-name="T1">– </text:span><text:span text:style-name="T2">Line #2 assigns the value of 'name' to the user input. The user is then prompted to enter their name.</text:span></text:p>
      <text:p text:style-name="P5"><text:span text:style-name="T2">– Line #3 prints the value of 'name'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48S</meta:editing-duration>
    <meta:editing-cycles>8</meta:editing-cycles>
    <meta:generator>LibreOffice/5.0.4.2$Windows_x86 LibreOffice_project/2b9802c1994aa0b7dc6079e128979269cf95bc78</meta:generator>
    <dc:date>2022-07-12T14:22:09.701000000</dc:date>
    <meta:document-statistic meta:table-count="0" meta:image-count="0" meta:object-count="0" meta:page-count="1" meta:paragraph-count="13" meta:word-count="84" meta:character-count="493" meta:non-whitespace-character-count="418"/>
    <meta:user-defined meta:name="Info 1"/>
    <meta:user-defined meta:name="Info 2"/>
    <meta:user-defined meta:name="Info 3"/>
    <meta:user-defined meta:name="Info 4"/>
  </office:meta>
</office:document-meta>
</file>